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f5c74" officeooo:paragraph-rsid="003f5c74"/>
    </style:style>
    <style:style style:name="P2" style:family="paragraph" style:parent-style-name="Header">
      <style:text-properties officeooo:rsid="003f5c74" officeooo:paragraph-rsid="003f5c74"/>
    </style:style>
    <style:style style:name="P3" style:family="paragraph" style:parent-style-name="Standard">
      <style:text-properties style:font-name="DejaVu Sans Condensed" officeooo:rsid="003dca01" officeooo:paragraph-rsid="003dca01"/>
    </style:style>
    <style:style style:name="P4" style:family="paragraph" style:parent-style-name="Standard">
      <style:paragraph-properties fo:text-align="justify" style:justify-single-word="false"/>
      <style:text-properties style:font-name="DejaVu Sans Condensed" officeooo:rsid="0004334d" officeooo:paragraph-rsid="0004334d"/>
    </style:style>
    <style:style style:name="P5" style:family="paragraph" style:parent-style-name="Standard">
      <style:text-properties style:font-name="DejaVu Sans Condensed" officeooo:rsid="0004334d" officeooo:paragraph-rsid="0004334d"/>
    </style:style>
    <style:style style:name="P6" style:family="paragraph" style:parent-style-name="Standard">
      <style:text-properties style:font-name="DejaVu Sans Condensed" officeooo:rsid="00072d5f" officeooo:paragraph-rsid="00072d5f"/>
    </style:style>
    <style:style style:name="P7" style:family="paragraph" style:parent-style-name="Standard">
      <style:text-properties style:font-name="DejaVu Sans Condensed" officeooo:rsid="003b60fb" officeooo:paragraph-rsid="003b60fb"/>
    </style:style>
    <style:style style:name="P8" style:family="paragraph" style:parent-style-name="Standard">
      <style:text-properties style:font-name="DejaVu Sans Condensed" fo:font-weight="bold" officeooo:rsid="003dad42" officeooo:paragraph-rsid="003dad42" style:font-weight-asian="bold" style:font-weight-complex="bold"/>
    </style:style>
    <style:style style:name="P9" style:family="paragraph" style:parent-style-name="Standard">
      <style:text-properties style:font-name="DejaVu Sans Condensed" officeooo:rsid="003dad42" officeooo:paragraph-rsid="003dad42"/>
    </style:style>
    <style:style style:name="P10" style:family="paragraph" style:parent-style-name="Standard">
      <style:text-properties style:font-name="DejaVu Sans Condensed" fo:font-style="italic" style:text-underline-style="none" officeooo:rsid="003b60fb" officeooo:paragraph-rsid="003b60fb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990000" style:font-name="DejaVu Sans Condensed" fo:font-size="13pt" officeooo:rsid="003dca01" officeooo:paragraph-rsid="003dca01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990000" style:font-name="DejaVu Sans Condensed" fo:font-size="13pt" fo:font-weight="bold" officeooo:rsid="003dca01" officeooo:paragraph-rsid="003dca01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990000" style:font-name="DejaVu Sans Condensed" fo:font-size="14pt" fo:font-weight="bold" officeooo:rsid="003dca01" officeooo:paragraph-rsid="00495088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fo:color="#990000" style:font-name="DejaVu Sans Condensed" fo:font-weight="normal" officeooo:rsid="0004334d" officeooo:paragraph-rsid="0004334d" style:font-weight-asian="normal" style:font-weight-complex="normal"/>
    </style:style>
    <style:style style:name="P15" style:family="paragraph" style:parent-style-name="Standard" style:list-style-name="L1">
      <style:text-properties fo:color="#990000" style:font-name="DejaVu Sans Condensed" officeooo:rsid="0004334d" officeooo:paragraph-rsid="0004334d"/>
    </style:style>
    <style:style style:name="P16" style:family="paragraph" style:parent-style-name="Standard">
      <style:paragraph-properties fo:text-align="center" style:justify-single-word="false"/>
      <style:text-properties style:font-name="DejaVu Sans Condensed" fo:font-size="14pt" officeooo:rsid="003dca01" officeooo:paragraph-rsid="003dca01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DejaVu Sans Condensed" officeooo:rsid="0047aae4" officeooo:paragraph-rsid="0047aae4"/>
    </style:style>
    <style:style style:name="P18" style:family="paragraph" style:parent-style-name="Standard">
      <style:paragraph-properties fo:text-align="justify" style:justify-single-word="false"/>
      <style:text-properties style:font-name="DejaVu Sans Condensed" officeooo:rsid="00072d5f" officeooo:paragraph-rsid="00072d5f"/>
    </style:style>
    <style:style style:name="P19" style:family="paragraph" style:parent-style-name="Standard">
      <style:paragraph-properties fo:text-align="justify" style:justify-single-word="false"/>
      <style:text-properties style:font-name="DejaVu Sans Condensed" officeooo:rsid="004aaf6f" officeooo:paragraph-rsid="004aaf6f"/>
    </style:style>
    <style:style style:name="P20" style:family="paragraph" style:parent-style-name="Standard">
      <style:paragraph-properties fo:text-align="justify" style:justify-single-word="false"/>
      <style:text-properties style:font-name="DejaVu Sans Condensed" officeooo:rsid="004c4ccf" officeooo:paragraph-rsid="004c4ccf"/>
    </style:style>
    <style:style style:name="P21" style:family="paragraph" style:parent-style-name="Standard">
      <style:paragraph-properties fo:text-align="justify" style:justify-single-word="false"/>
      <style:text-properties style:font-name="DejaVu Sans Condensed" officeooo:rsid="004d1c63" officeooo:paragraph-rsid="004d1c63"/>
    </style:style>
    <style:style style:name="P22" style:family="paragraph" style:parent-style-name="Standard">
      <style:paragraph-properties fo:text-align="justify" style:justify-single-word="false"/>
      <style:text-properties style:font-name="DejaVu Sans Condensed" officeooo:rsid="004e9454" officeooo:paragraph-rsid="004e9454"/>
    </style:style>
    <style:style style:name="P23" style:family="paragraph" style:parent-style-name="Standard">
      <style:paragraph-properties fo:text-align="justify" style:justify-single-word="false"/>
      <style:text-properties style:font-name="DejaVu Sans Condensed" officeooo:rsid="0004334d" officeooo:paragraph-rsid="00230211"/>
    </style:style>
    <style:style style:name="P24" style:family="paragraph" style:parent-style-name="Standard">
      <style:paragraph-properties fo:text-align="justify" style:justify-single-word="false"/>
      <style:text-properties style:font-name="DejaVu Sans Condensed" officeooo:rsid="0051c4a2" officeooo:paragraph-rsid="0051c4a2"/>
    </style:style>
    <style:style style:name="P25" style:family="paragraph" style:parent-style-name="Standard">
      <style:paragraph-properties fo:text-align="justify" style:justify-single-word="false"/>
      <style:text-properties style:font-name="DejaVu Sans Condensed" officeooo:rsid="00534d1a" officeooo:paragraph-rsid="00534d1a"/>
    </style:style>
    <style:style style:name="P26" style:family="paragraph" style:parent-style-name="Standard">
      <style:paragraph-properties fo:text-align="justify" style:justify-single-word="false"/>
      <style:text-properties style:font-name="DejaVu Sans Condensed" officeooo:rsid="0054e231" officeooo:paragraph-rsid="005606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dad42" style:font-weight-asian="bold" style:font-weight-complex="bold"/>
    </style:style>
    <style:style style:name="T3" style:family="text">
      <style:text-properties officeooo:rsid="003c272f"/>
    </style:style>
    <style:style style:name="T4" style:family="text">
      <style:text-properties officeooo:rsid="003dad42"/>
    </style:style>
    <style:style style:name="T5" style:family="text">
      <style:text-properties officeooo:rsid="003dca01"/>
    </style:style>
    <style:style style:name="T6" style:family="text">
      <style:text-properties officeooo:rsid="004811f7"/>
    </style:style>
    <style:style style:name="T7" style:family="text">
      <style:text-properties officeooo:rsid="00495088"/>
    </style:style>
    <style:style style:name="T8" style:family="text">
      <style:text-properties officeooo:rsid="004aaf6f"/>
    </style:style>
    <style:style style:name="T9" style:family="text">
      <style:text-properties officeooo:rsid="004c4ccf"/>
    </style:style>
    <style:style style:name="T10" style:family="text">
      <style:text-properties officeooo:rsid="004d1c63"/>
    </style:style>
    <style:style style:name="T11" style:family="text">
      <style:text-properties officeooo:rsid="004e9454"/>
    </style:style>
    <style:style style:name="T12" style:family="text">
      <style:text-properties officeooo:rsid="004fc212"/>
    </style:style>
    <style:style style:name="T13" style:family="text">
      <style:text-properties officeooo:rsid="0052a34c"/>
    </style:style>
    <style:style style:name="T14" style:family="text">
      <style:text-properties officeooo:rsid="00534d1a"/>
    </style:style>
    <style:style style:name="T15" style:family="text">
      <style:text-properties officeooo:rsid="00560672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ujet de mémoire d’ingénieur CYC14</text:p>
      <text:p text:style-name="P12"/>
      <text:p text:style-name="P13">R<text:span text:style-name="T7">efonte du moteur de recherche du site internet</text:span></text:p>
      <text:p text:style-name="P13"><text:span text:style-name="T7"><text:s/>du Parlement Européen</text:span></text:p>
      <text:p text:style-name="P16"/>
      <text:list xml:id="list8692126155191623576" text:style-name="L1">
        <text:list-item>
          <text:p text:style-name="P14">Contexte de l’étude :</text:p>
        </text:list-item>
      </text:list>
      <text:p text:style-name="P4"/>
      <text:p text:style-name="P17">Le Parlement Européen mandate des consultants analyste-développeurs, dont je fais partie, pour assurer le développement et la maintenance de ses applications internes et externes. <text:span text:style-name="T8">Son</text:span> site internet est considéré comme l’une de <text:span text:style-name="T9">c</text:span>es applications et est contraint de procéder à un<text:span text:style-name="T6">e</text:span> évolution majeure de son moteur de recherche.</text:p>
      <text:p text:style-name="P18"/>
      <text:p text:style-name="P19">Actuellement, l’ensemble des composants permettant d’effectuer une recherche sur le site est portée par une solution payante et non ouverte de la société Google, nommée GSA (Google Search Appliance). <text:span text:style-name="T13">Concrètement, il s’agit d’une machine contenant un ensemble applicatif, que l’on relie au réseau interne. Grâce à une interface d’administration, on configure la GSA pour qu’elle parcours les pages du site internet et qu’elle indexe leur contenu. Ensuite, toutes les recherches faites par un utilisateur, sont relayées à la GSA qui renvoie les résultats de la recherche.</text:span></text:p>
      <text:p text:style-name="P21"/>
      <text:p text:style-name="P20">Bien que très imparfaite en terme de qualité <text:span text:style-name="T11">attendue et répondant mal aux besoins</text:span>, <text:span text:style-name="T10">cette solution est jugée acceptable. Le Parlement pourrait continuer à l’utiliser mais sa licence expire en avril 2018. Comme la société Google a annoncé qu’elle ne renouvellerait pas les licences car elle arrête la maintenance de son outil, le Parlement Européen est obligé de mettre en place une solution de remplacement.</text:span></text:p>
      <text:p text:style-name="P20"/>
      <text:p text:style-name="P22">J’ai été chargé de trouver et de mettre en œuvre <text:span text:style-name="T12">une</text:span> solution <text:span text:style-name="T12">qui réponde mieux aux attentes du Parlement</text:span>.</text:p>
      <text:p text:style-name="P6"/>
      <text:list xml:id="list172243238459773" text:continue-numbering="true" text:style-name="L1">
        <text:list-item>
          <text:p text:style-name="P15">Sujet de l’étude :</text:p>
        </text:list-item>
      </text:list>
      <text:p text:style-name="P23"/>
      <text:p text:style-name="P24">La solution de remplacement <text:span text:style-name="T14">à</text:span> apporter est composée de deux parties distinctes <text:span text:style-name="T13">qui contiennent chacune des problématiques autour des besoins métiers et autour de l’architecture applicative à mettre en place.</text:span></text:p>
      <text:p text:style-name="P24"/>
      <text:p text:style-name="P25">L’un des composants doit parcourir le site internet pour indexer son contenu et l’autre doit exposer des services permettant à des applications identifiées d’effectuer des recherches sur le contenu de ses pages.</text:p>
      <text:p text:style-name="P25"/>
      <text:p text:style-name="P26">La volonté du Parlement est de bénéficier d’un module d’indexation, <text:span text:style-name="T15">moins générique que la GSA, qui soit </text:span>configurable <text:span text:style-name="T15">et </text:span>qui <text:span text:style-name="T15">puisse </text:span>répond<text:span text:style-name="T15">re</text:span> de fa<text:span text:style-name="T15">çon plus précise à ses besoins actuels et futurs. Il doit être mieux optimisé en terme de charge imposée au site internet au regard des résultats de recherche.</text:span></text:p>
      <text:p text:style-name="P5"/>
      <text:list xml:id="list172243484569536" text:continue-numbering="true" text:style-name="L1">
        <text:list-item>
          <text:p text:style-name="P15">Plan prévisionnel :</text:p>
        </text:list-item>
      </text:list>
      <text:p text:style-name="P5"/>
      <text:p text:style-name="P10"><text:soft-page-break/>Durées exprimées en jour x homme :</text:p>
      <text:p text:style-name="P5"/>
      <text:p text:style-name="P7">- Analyse fonctionnelle : <text:span text:style-name="T2">20</text:span>.</text:p>
      <text:p text:style-name="P7"/>
      <text:p text:style-name="P7">- Développement: <text:span text:style-name="T2">125</text:span>.</text:p>
      <text:p text:style-name="P7"/>
      <text:p text:style-name="P7">- Déploiement et formation : <text:span text:style-name="T1">5</text:span>.</text:p>
      <text:p text:style-name="P7"/>
      <text:p text:style-name="P7">Soit un total de 1<text:span text:style-name="T4">5</text:span>0 jour x homme. </text:p>
      <text:p text:style-name="P7"/>
      <text:p text:style-name="P7">Compte tenu de mon travail quotidien de consultance au Parlement Européen, je <text:span text:style-name="T5">ne </text:span>pourrai travailler sur le mémoire que <text:span text:style-name="T4">4</text:span> heures par jour. <text:span text:style-name="T3">Un jour x homme devrait donc pouvoir être réalisé sur une période de 2 jours</text:span>. <text:span text:style-name="T4">Cependant, le Luxembourg me donne droit à un congé formation de 20 jours.</text:span></text:p>
      <text:p text:style-name="P8"/>
      <text:p text:style-name="P8">Calcul du délai :</text:p>
      <text:p text:style-name="P9">(150 - 20) <text:span text:style-name="T5">x</text:span> 2 = 260 jours. </text:p>
      <text:p text:style-name="P9"/>
      <text:p text:style-name="P3">Cette première projection estime la fin du travail de mémoire à septembre 2018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f5c74" officeooo:paragraph-rsid="003f5c74"/>
    </style:style>
    <style:style style:name="MP2" style:family="paragraph" style:parent-style-name="Header">
      <style:text-properties officeooo:rsid="003f5c74" officeooo:paragraph-rsid="003f5c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harles HUBER <text:s text:c="97"/>CNAM GRAND EST</text:p>
        <text:p text:style-name="MP2">Année scolaire 2017/2018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26:21.311670112</meta:creation-date>
    <dc:date>2017-10-24T17:22:42.574049595</dc:date>
    <meta:editing-duration>P1DT15H15M11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475" meta:character-count="3010" meta:non-whitespace-character-count="2463"/>
  </office:meta>
</office:document-meta>
</file>